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style:font-name="DejaVu Sans Mono" fo:font-size="18pt" style:font-size-asian="18pt" style:font-size-complex="18pt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2">2</text:span><text:span text:style-name="T1"> <text:s/></text:span><text:span text:style-name="T3">3</text:span></text:p>
            <text:p><text:span text:style-name="T1"><text:s/></text:span><text:span text:style-name="T1">5 </text:span><text:span text:style-name="T2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923cm" svg:height="1.081cm" svg:x="7.904cm" svg:y="3.752cm">
          <draw:text-box>
            <text:p text:style-name="P2"><text:span text:style-name="T4">(1,5,-3)</text:span></text:p>
          </draw:text-box>
        </draw:frame>
        <draw:frame draw:style-name="gr2" draw:text-style-name="P3" draw:layer="layout" svg:width="7.509cm" svg:height="9.936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8">2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8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8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47:17.949602450</dc:date>
    <dc:creator>elucterio </dc:creator>
    <meta:editing-duration>PT1H15M14S</meta:editing-duration>
    <meta:editing-cycles>9</meta:editing-cycles>
    <meta:generator>LibreOffice/4.2.8.2$Linux_X86_64 LibreOffice_project/420m0$Build-2</meta:generator>
    <meta:document-statistic meta:object-count="13"/>
  </office:meta>
</office:document-meta>
</file>